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21409a" draw:marker-start-width="0.5cm" draw:marker-end-width="0.5cm" draw:fill="none" draw:fill-color="#ffffff" draw:textarea-horizontal-align="justify" draw:textarea-vertical-align="middle" draw:auto-grow-height="false" fo:min-height="0.95cm" fo:min-width="7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21409a" draw:marker-start-width="0.5cm" draw:marker-end-width="0.5cm" draw:fill="none" draw:textarea-horizontal-align="justify" draw:textarea-vertical-align="middle" draw:auto-grow-height="false" fo:min-height="0.95cm" fo:min-width="7.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1.05cm" fo:min-width="7.5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width="true" fo:min-height="1.05cm" fo:min-width="7.4cm"/>
    </style:style>
    <style:style style:name="gr5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21409a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color="#21409a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</style:style>
    <style:style style:name="T1" style:family="text">
      <style:text-properties fo:color="#21409a" fo:language="nb" fo:country="NO"/>
    </style:style>
    <style:style style:name="T2" style:family="text">
      <style:text-properties fo:language="nb" fo:country="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8cm" svg:height="1.3cm" svg:x="2.246cm" svg:y="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8cm" svg:height="1.3cm" svg:x="2.246cm" svg:y="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8cm" svg:height="1.3cm" svg:x="2.246cm" svg:y="3.8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12.148481439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" draw:text-style-name="P4" draw:layer="layout" svg:width="8cm" svg:height="1.3cm" svg:x="2.246cm" svg:y="1.3cm">
              <draw:text-box>
                <text:p text:style-name="P3"><text:span text:style-name="T1">Embedding</text:span></text:p>
              </draw:text-box>
            </draw:frame>
            <draw:frame draw:style-name="gr4" draw:text-style-name="P5" draw:layer="layout" svg:width="7.9cm" svg:height="1.3cm" svg:x="2.346cm" svg:y="3.785cm">
              <draw:text-box>
                <text:p text:style-name="P3"><text:span text:style-name="T1">Dense</text:span></text:p>
              </draw:text-box>
            </draw:frame>
            <draw:frame draw:style-name="gr3" draw:text-style-name="P5" draw:layer="layout" svg:width="8cm" svg:height="1.3cm" svg:x="2.246cm" svg:y="2.5cm">
              <draw:text-box>
                <text:p text:style-name="P3"><text:span text:style-name="T1">RNN</text:span></text:p>
              </draw:text-box>
            </draw:frame>
          </draw:g>
          <draw:frame draw:style-name="gr3" draw:text-style-name="P7" draw:layer="layout" svg:width="8cm" svg:height="1.3cm" svg:x="11.246cm" svg:y="1.18cm">
            <draw:text-box>
              <text:p text:style-name="P6"><text:span text:style-name="T2">layer_embedding(...) %&gt;%</text:span></text:p>
            </draw:text-box>
          </draw:frame>
          <draw:frame draw:style-name="gr4" draw:text-style-name="P7" draw:layer="layout" svg:width="7.9cm" svg:height="1.3cm" svg:x="11.246cm" svg:y="3.78cm">
            <draw:text-box>
              <text:p text:style-name="P6"><text:span text:style-name="T2">layer_dense(...)</text:span></text:p>
            </draw:text-box>
          </draw:frame>
          <draw:frame draw:style-name="gr3" draw:text-style-name="P7" draw:layer="layout" svg:width="8cm" svg:height="1.3cm" svg:x="11.246cm" svg:y="2.48cm">
            <draw:text-box>
              <text:p text:style-name="P6"><text:span text:style-name="T2">layer_simple_rnn(...) %&gt;%</text:span></text:p>
            </draw:text-box>
          </draw:frame>
        </draw:g>
        <draw:frame draw:style-name="gr5" draw:text-style-name="P2" draw:layer="layout" svg:width="3.702cm" svg:height="0.963cm" svg:x="4.498cm" svg:y="0.202cm">
          <draw:text-box>
            <text:p text:style-name="P3"><text:span text:style-name="T1">Text</text:span></text:p>
          </draw:text-box>
        </draw:frame>
        <draw:frame draw:style-name="gr5" draw:text-style-name="P2" draw:layer="layout" svg:width="3.702cm" svg:height="0.963cm" svg:x="4.498cm" svg:y="5.039cm">
          <draw:text-box>
            <text:p text:style-name="P3"><text:span text:style-name="T1">Inform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02cm" fo:margin-bottom="0.697cm" fo:margin-left="1cm" fo:margin-right="1.004cm" fo:page-width="22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0:57:46.699120446</meta:creation-date>
    <dc:date>2019-02-17T15:25:20.969385170</dc:date>
    <meta:editing-duration>PT3H47M33S</meta:editing-duration>
    <meta:editing-cycles>5</meta:editing-cycles>
    <meta:generator>LibreOffice/6.0.7.3$Linux_X86_64 LibreOffice_project/00m0$Build-3</meta:generator>
    <meta:document-statistic meta:object-count="13"/>
  </office:meta>
</office:document-meta>
</file>